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T1" style:family="text">
      <style:text-properties officeooo:rsid="00195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ndows</text:p>
      <text:p text:style-name="Standard">编辑器原始路径</text:p>
      <text:p text:style-name="Standard">C:\Users\YYWD2\Desktop\Miniconda3\envs\cpp_env\Library\mingw-</text:p>
      <text:p text:style-name="Standard">w64\bin\g++.exe</text:p>
      <text:p text:style-name="Standard">终端 C++运行</text:p>
      <text:p text:style-name="Standard">conda activate cpp_env</text:p>
      <text:p text:style-name="Standard">g++ C:\Users\YYWD2\Desktop\c_work\开始\start.cpp; if ($?) { &amp; "C:</text:p>
      <text:p text:style-name="Standard">\Users\YYWD2\Desktop\c_work\开始\start.exe" }</text:p>
      <text:p text:style-name="Standard"/>
      <text:p text:style-name="Standard">Linux</text:p>
      <text:p text:style-name="Standard">编译：</text:p>
      <text:p text:style-name="Standard">g++ <text:s/>-<text:span text:style-name="T1">o </text:span>"/home/yywd/work/c_work/开始/start" <text:s/>"/home/yywd/work/c_work/开始/start.<text:span text:style-name="T1">cc</text:span>"</text:p>
      <text:p text:style-name="Standard">或者先进入路径: <text:span text:style-name="T1">g++ -o start start.cc</text:span></text:p>
      <text:p text:style-name="Standard">运行:</text:p>
      <text:p text:style-name="Standard">'/home/yywd/work/c_work/开始/start'</text:p>
      <text:p text:style-name="Standard">或: <text:s text:c="3"/>./<text:span text:style-name="T1">sta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等线 Light1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等线" fo:font-size="11pt" fo:language="en" fo:country="US" style:letter-kerning="true" style:font-name-asian="等线1" style:font-size-asian="11pt" style:language-asian="zh" style:country-asian="CN" style:font-name-complex="Noto Sans CJK SC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等线" fo:font-size="11pt" fo:language="en" fo:country="US" style:letter-kerning="true" style:font-name-asian="等线1" style:font-size-asian="11pt" style:language-asian="zh" style:country-asian="CN" style:font-name-complex="Noto Sans CJK SC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Standard" style:next-style-name="Standard" loext:linked-style-name="标题_20_1_20_字符" style:default-outline-level="1" style:list-style-name="" style:class="chapter">
      <style:paragraph-properties fo:margin-top="0.847cm" fo:margin-bottom="0.141cm" style:contextual-spacing="false" fo:keep-together="always" fo:keep-with-next="always"/>
      <style:text-properties fo:color="#2f5496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标题_20_2_20_字符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标题_20_3_20_字符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标题_20_4_20_字符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ize="14pt" style:font-size-asian="14pt" style:font-name-complex="Noto Sans CJK SC1" style:font-family-complex="'Noto Sans CJK S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ize="12pt" style:font-size-asian="12pt" style:font-name-complex="Noto Sans CJK SC1" style:font-family-complex="'Noto Sans CJK S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标题_20_6_20_字符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fo:font-weight="bold" style:font-weight-asian="bold" style:font-name-complex="Noto Sans CJK SC1" style:font-family-complex="'Noto Sans CJK SC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标题_20_7_20_字符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标题_20_8_20_字符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595959" loext:opacity="100%" style:font-name-complex="Noto Sans CJK SC1" style:font-family-complex="'Noto Sans CJK S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标题_20_9_20_字符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le" style:family="paragraph" style:parent-style-name="Standard" style:next-style-name="Standard" loext:linked-style-name="标题_20_字符" style:class="chapter">
      <style:paragraph-properties fo:margin-top="0cm" fo:margin-bottom="0.141cm" style:contextual-spacing="true" fo:line-height="100%" fo:text-align="center" style:justify-single-word="false"/>
      <style:text-properties style:font-name="等线 Light" fo:font-family="'等线 Light'" style:font-family-generic="roman" style:font-pitch="variable" fo:font-size="28pt" fo:letter-spacing="-0.018cm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text-align="center" style:justify-single-word="false"/>
      <style:text-properties fo:color="#595959" loext:opacity="100%" style:font-name="等线 Light" fo:font-family="'等线 Light'" style:font-family-generic="roman" style:font-pitch="variable" fo:font-size="14pt" fo:letter-spacing="0.026cm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引用_20_字符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明显引用_20_字符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color="#2f5496" loext:opacity="100%" style:font-name="等线 Light" fo:font-family="'等线 Light'" style:font-family-generic="roman" style:font-pitch="variable" fo:font-size="24pt" style:font-name-asian="等线 Light1" style:font-family-asian="'等线 Light'" style:font-family-generic-asian="system" style:font-pitch-asian="variable" style:font-size-asian="24pt" style:font-name-complex="Noto Sans CJK SC1" style:font-family-complex="'Noto Sans CJK SC'" style:font-family-generic-complex="system" style:font-pitch-complex="variable" style:font-size-complex="2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2_20_字符" style:display-name="标题 2 字符" style:family="text" style:parent-style-name="Default_20_Paragraph_20_Font">
      <style:text-properties fo:color="#2f5496" loext:opacity="100%" style:font-name="等线 Light" fo:font-family="'等线 Light'" style:font-family-generic="roman" style:font-pitch="variable" fo:font-size="20pt" style:font-name-asian="等线 Light1" style:font-family-asian="'等线 Light'" style:font-family-generic-asian="system" style:font-pitch-asian="variable" style:font-size-asian="20pt" style:font-name-complex="Noto Sans CJK SC1" style:font-family-complex="'Noto Sans CJK S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3_20_字符" style:display-name="标题 3 字符" style:family="text" style:parent-style-name="Default_20_Paragraph_20_Font">
      <style:text-properties fo:color="#2f5496" loext:opacity="100%" style:font-name="等线 Light" fo:font-family="'等线 Light'" style:font-family-generic="roman" style:font-pitch="variable" fo:font-size="16pt" style:font-name-asian="等线 Light1" style:font-family-asian="'等线 Light'" style:font-family-generic-asian="system" style:font-pitch-asian="variable" style:font-size-asian="16pt" style:font-name-complex="Noto Sans CJK SC1" style:font-family-complex="'Noto Sans CJK S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4_20_字符" style:display-name="标题 4 字符" style:family="text" style:parent-style-name="Default_20_Paragraph_20_Font">
      <style:text-properties fo:color="#2f5496" loext:opacity="100%" fo:font-size="14pt" style:font-size-asian="14pt" style:font-name-complex="Noto Sans CJK SC1" style:font-family-complex="'Noto Sans CJK S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5_20_字符" style:display-name="标题 5 字符" style:family="text" style:parent-style-name="Default_20_Paragraph_20_Font">
      <style:text-properties fo:color="#2f5496" loext:opacity="100%" fo:font-size="12pt" style:font-size-asian="12pt" style:font-name-complex="Noto Sans CJK SC1" style:font-family-complex="'Noto Sans CJK S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6_20_字符" style:display-name="标题 6 字符" style:family="text" style:parent-style-name="Default_20_Paragraph_20_Font">
      <style:text-properties fo:color="#2f5496" loext:opacity="100%" fo:font-weight="bold" style:font-weight-asian="bold" style:font-name-complex="Noto Sans CJK SC1" style:font-family-complex="'Noto Sans CJK SC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标题_20_7_20_字符" style:display-name="标题 7 字符" style:family="text" style:parent-style-name="Default_20_Paragraph_20_Font">
      <style:text-properties fo:color="#595959" loext:opacity="100%" fo:font-weight="bold" style:font-weight-asian="bold" style:font-name-complex="Noto Sans CJK SC1" style:font-family-complex="'Noto Sans CJK SC'" style:font-family-generic-complex="system" style:font-pitch-complex="variable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标题_20_8_20_字符" style:display-name="标题 8 字符" style:family="text" style:parent-style-name="Default_20_Paragraph_20_Font">
      <style:text-properties fo:color="#595959" loext:opacity="100%" style:font-name-complex="Noto Sans CJK SC1" style:font-family-complex="'Noto Sans CJK S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标题_20_9_20_字符" style:display-name="标题 9 字符" style:family="text" style:parent-style-name="Default_20_Paragraph_20_Font">
      <style:text-properties fo:color="#595959" loext:opacity="100%" style:font-name-asian="等线 Light1" style:font-family-asian="'等线 Light'" style:font-family-generic-asian="system" style:font-pitch-asian="variable" style:font-name-complex="Noto Sans CJK SC1" style:font-family-complex="'Noto Sans CJK S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标题_20_字符" style:display-name="标题 字符" style:family="text" style:parent-style-name="Default_20_Paragraph_20_Font">
      <style:text-properties style:font-name="等线 Light" fo:font-family="'等线 Light'" style:font-family-generic="roman" style:font-pitch="variable" fo:font-size="28pt" fo:letter-spacing="-0.018cm" style:letter-kerning="true" style:font-name-asian="等线 Light1" style:font-family-asian="'等线 Light'" style:font-family-generic-asian="system" style:font-pitch-asian="variable" style:font-size-asian="28pt" style:font-name-complex="Noto Sans CJK SC1" style:font-family-complex="'Noto Sans CJK S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>
      <style:text-properties fo:color="#595959" loext:opacity="100%" style:font-name="等线 Light" fo:font-family="'等线 Light'" style:font-family-generic="roman" style:font-pitch="variable" fo:font-size="14pt" fo:letter-spacing="0.026cm" style:font-name-asian="等线 Light1" style:font-family-asian="'等线 Light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引用_20_字符" style:display-name="引用 字符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明显引用_20_字符" style:display-name="明显引用 字符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​​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清彬 周</meta:initial-creator>
    <meta:editing-cycles>7</meta:editing-cycles>
    <meta:creation-date>2025-08-15T16:21:00</meta:creation-date>
    <dc:date>2025-09-27T16:20:20.223962739</dc:date>
    <meta:editing-duration>PT11M11S</meta:editing-duration>
    <meta:generator>LibreOffice/25.2.6.2$Linux_X86_64 LibreOffice_project/520$Build-2</meta:generator>
    <meta:document-statistic meta:table-count="0" meta:image-count="0" meta:object-count="0" meta:page-count="1" meta:paragraph-count="15" meta:word-count="69" meta:character-count="392" meta:non-whitespace-character-count="369"/>
    <meta:user-defined meta:name="AppVersion">16.0000</meta:user-defined>
    <meta:template xlink:type="simple" xlink:actuate="onRequest" xlink:title="Normal.dotm" xlink:href=""/>
  </office:meta>
</office:document-meta>
</file>